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order-bottom="none" fo:border-left="none" fo:border-right="0.0346in solid #009900" fo:border-top="none"/>
      <style:text-properties fo:font-size="9pt" style:font-size-asian="9pt" style:font-size-complex="9pt"/>
    </style:style>
    <style:style style:name="ce26" style:family="table-cell" style:parent-style-name="Default">
      <style:table-cell-properties fo:border-bottom="none" fo:border-left="none" fo:border-right="0.0346in solid #009900" fo:border-top="none"/>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0.127272727272727">
            <text:p>13%</text:p>
          </table:table-cell>
          <table:table-cell table:style-name="ce7" table:formula="of:=COUNTIF([.C4:.C153];&quot;x&quot;)/[.D3]" office:value-type="percentage" office:value="0.636363636363636">
            <text:p>64%</text:p>
          </table:table-cell>
          <table:table-cell table:style-name="ce16" table:formula="of:=COUNTA([.D4:.D34])" office:value-type="float" office:value="11">
            <text:p>11</text:p>
          </table:table-cell>
          <table:table-cell table:style-name="ce7" table:formula="of:=COUNTIF([.E4:.E153];&quot;x&quot;)/[.F3]" office:value-type="percentage" office:value="0">
            <text:p>0%</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20">
            <text:p>20</text:p>
          </table:table-cell>
          <table:table-cell table:style-name="ce7" table:formula="of:=COUNTIF([.I4:.I153];&quot;x&quot;)/[.J3]" office:value-type="percentage" office:value="0">
            <text:p>0%</text:p>
          </table:table-cell>
          <table:table-cell table:style-name="ce16" table:formula="of:=COUNTA([.J4:.J34])" office:value-type="float" office:value="12">
            <text:p>12</text:p>
          </table:table-cell>
          <table:table-cell table:style-name="ce7" table:formula="of:=COUNTIF([.K4:.K153];&quot;x&quot;)/[.L3]" office:value-type="percentage" office:value="0">
            <text:p>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table:table-cell office:value-type="string">
            <text:p>Defining the Viewport</text:p>
          </table:table-cell>
          <table:table-cell table:style-name="ce6"/>
          <table:table-cell office:value-type="string">
            <text:p>Lesson Intro</text:p>
          </table:table-cell>
          <table:table-cell table:style-name="ce6"/>
          <table:table-cell table:style-name="ce9" office:value-type="string">
            <text:p>Intro to Patterns</text:p>
          </table:table-cell>
          <table:table-cell table:style-name="ce6"/>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table:table-cell office:value-type="string">
            <text:p>Pixels, pixels and moar pixels!</text:p>
          </table:table-cell>
          <table:table-cell table:style-name="ce6"/>
          <table:table-cell office:value-type="string">
            <text:p>Basic Media Query Intro</text:p>
          </table:table-cell>
          <table:table-cell table:style-name="ce6"/>
          <table:table-cell table:style-name="ce9" office:value-type="string">
            <text:p>Pattern - Column Drop</text:p>
          </table:table-cell>
          <table:table-cell table:style-name="ce6"/>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table:table-cell office:value-type="string">
            <text:p>Quiz: Pixelation</text:p>
          </table:table-cell>
          <table:table-cell table:style-name="ce6"/>
          <table:table-cell office:value-type="string">
            <text:p>Adding a Basic Media Query</text:p>
          </table:table-cell>
          <table:table-cell table:style-name="ce6"/>
          <table:table-cell table:style-name="ce9" office:value-type="string">
            <text:p>Pattern - Mostly Fluid</text:p>
          </table:table-cell>
          <table:table-cell table:style-name="ce6"/>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table:table-cell office:value-type="string">
            <text:p>Quiz: Calculating DPR</text:p>
          </table:table-cell>
          <table:table-cell table:style-name="ce6"/>
          <table:table-cell office:value-type="string">
            <text:p>Adding a basic media query 2</text:p>
          </table:table-cell>
          <table:table-cell table:style-name="ce6"/>
          <table:table-cell table:style-name="ce9" office:value-type="string">
            <text:p>Quiz: Mostly Fluid Part 1</text:p>
          </table:table-cell>
          <table:table-cell table:style-name="ce6"/>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table:table-cell office:value-type="string">
            <text:p>Quiz: What's the difference?</text:p>
          </table:table-cell>
          <table:table-cell table:style-name="ce6"/>
          <table:table-cell office:value-type="string">
            <text:p>Next Step Media Queries</text:p>
          </table:table-cell>
          <table:table-cell table:style-name="ce6"/>
          <table:table-cell table:style-name="ce9" office:value-type="string">
            <text:p>Quiz: Mostly Fluid Part 2</text:p>
          </table:table-cell>
          <table:table-cell table:style-name="ce6"/>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table:table-cell office:value-type="string">
            <text:p>Quiz: Calculating CSS Pixels</text:p>
          </table:table-cell>
          <table:table-cell table:style-name="ce6"/>
          <table:table-cell office:value-type="string">
            <text:p>Breakpoints</text:p>
          </table:table-cell>
          <table:table-cell table:style-name="ce6"/>
          <table:table-cell table:style-name="ce9" office:value-type="string">
            <text:p>Quiz: Combining Fluid Layouts</text:p>
          </table:table-cell>
          <table:table-cell table:style-name="ce6"/>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table:table-cell office:value-type="string">
            <text:p>Quiz: How wide is the viewport?</text:p>
          </table:table-cell>
          <table:table-cell table:style-name="ce6"/>
          <table:table-cell office:value-type="string">
            <text:p>Breakpoints Pt. II</text:p>
          </table:table-cell>
          <table:table-cell table:style-name="ce6"/>
          <table:table-cell table:style-name="ce9" office:value-type="string">
            <text:p>Pattern - Layout Shifter</text:p>
          </table:table-cell>
          <table:table-cell table:style-name="ce6"/>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table:table-cell office:value-type="string">
            <text:p>Setup for mobile</text:p>
          </table:table-cell>
          <table:table-cell table:style-name="ce6"/>
          <table:table-cell office:value-type="string">
            <text:p>Setting the Viewport</text:p>
          </table:table-cell>
          <table:table-cell table:style-name="ce6"/>
          <table:table-cell office:value-type="string">
            <text:p>Quiz: Number of Breakpoints</text:p>
          </table:table-cell>
          <table:table-cell table:style-name="ce6"/>
          <table:table-cell table:style-name="ce9" office:value-type="string">
            <text:p>Quiz: Which is Which?</text:p>
          </table:table-cell>
          <table:table-cell table:style-name="ce6"/>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office:value-type="string">
            <text:p>Using dev tools on mobile</text:p>
          </table:table-cell>
          <table:table-cell table:style-name="ce6"/>
          <table:table-cell office:value-type="string">
            <text:p>Large Fixed Width Elements</text:p>
          </table:table-cell>
          <table:table-cell table:style-name="ce6"/>
          <table:table-cell office:value-type="string">
            <text:p>Picking Breakpoints</text:p>
          </table:table-cell>
          <table:table-cell table:style-name="ce6"/>
          <table:table-cell table:style-name="ce9" office:value-type="string">
            <text:p>Pattern - Off Canvas</text:p>
          </table:table-cell>
          <table:table-cell table:style-name="ce6"/>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office:value-type="string">
            <text:p>Mobile tools for iOS</text:p>
          </table:table-cell>
          <table:table-cell table:style-name="ce6"/>
          <table:table-cell office:value-type="string">
            <text:p>Max-width on elements</text:p>
          </table:table-cell>
          <table:table-cell table:style-name="ce6"/>
          <table:table-cell office:value-type="string">
            <text:p>Picking Breakpoints 2</text:p>
          </table:table-cell>
          <table:table-cell table:style-name="ce6"/>
          <table:table-cell table:style-name="ce9" office:value-type="string">
            <text:p>Quiz: Off Canvas Visualization</text:p>
          </table:table-cell>
          <table:table-cell table:style-name="ce6"/>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office:value-type="string">
            <text:p>Lesson Summary</text:p>
          </table:table-cell>
          <table:table-cell table:style-name="ce6"/>
          <table:table-cell office:value-type="string">
            <text:p>Quiz: Relative Sizes</text:p>
          </table:table-cell>
          <table:table-cell table:style-name="ce6"/>
          <table:table-cell office:value-type="string">
            <text:p>Quiz: Pick a Breakpoint</text:p>
          </table:table-cell>
          <table:table-cell table:style-name="ce6"/>
          <table:table-cell table:style-name="ce9" office:value-type="string">
            <text:p>Quiz: Project Update Part 2</text:p>
          </table:table-cell>
          <table:table-cell table:style-name="ce6"/>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Tap Target Sizes</text:p>
          </table:table-cell>
          <table:table-cell table:style-name="ce6"/>
          <table:table-cell office:value-type="string">
            <text:p>Complex Media Queries</text:p>
          </table:table-cell>
          <table:table-cell table:style-name="ce6"/>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Tap Targets</text:p>
          </table:table-cell>
          <table:table-cell table:style-name="ce6"/>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Start Small</text:p>
          </table:table-cell>
          <table:table-cell table:style-name="ce6"/>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Quiz: Project Part 1</text:p>
          </table:table-cell>
          <table:table-cell table:style-name="ce6"/>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Project Solution - Long</text:p>
          </table:table-cell>
          <table:table-cell table:style-name="ce6"/>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375757575757576">
            <text:p>38%</text:p>
          </table:table-cell>
          <table:table-cell table:style-name="ce7" office:value-type="percentage" office:value="1">
            <text:p>100%</text:p>
          </table:table-cell>
          <table:table-cell table:style-name="ce11"/>
          <table:table-cell table:style-name="ce7" table:formula="of:=[.B3]" office:value-type="percentage" office:value="0.127272727272727">
            <text:p>13%</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3" table:default-cell-style-name="Default"/>
        <table:table-column table:style-name="co12" table:default-cell-style-name="ce2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5"/>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391938997821351">
            <text:p>39%</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037037037037037">
            <text:p>4%</text:p>
          </table:table-cell>
          <table:table-cell table:style-name="ce16" table:formula="of:=COUNTA([.F4:.F153])" office:value-type="float" office:value="27">
            <text:p>27</text:p>
          </table:table-cell>
          <table:table-cell table:style-name="ce7" table:formula="of:=COUNTIF([.G4:.G153];&quot;x&quot;)/[.H3]" office:value-type="percentage" office:value="0">
            <text:p>0%</text:p>
          </table:table-cell>
          <table:table-cell table:style-name="ce16" table:formula="of:=COUNTA([.H4:.H153])" office:value-type="float" office:value="33">
            <text:p>33</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table:table-cell office:value-type="string">
            <text:p>Prevent Object Mutation</text:p>
          </table:table-cell>
          <table:table-cell table:style-name="ce6"/>
          <table:table-cell office:value-type="string">
            <text:p>Extract Matches</text:p>
          </table:table-cell>
          <table:table-cell table:style-name="ce6"/>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6"/>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25"/>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666666666666667">
            <text:p>67%</text:p>
          </table:table-cell>
          <table:table-cell table:style-name="ce7" table:formula="of:=COUNTIF([.C4:.C153];&quot;x&quot;)/[.D3]" office:value-type="percentage" office:value="0.666666666666667">
            <text:p>67%</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1">07/11/2018</text:date>, <text:time>00:39: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1T00:39:51.01</dc:date>
    <dc:creator>Keith D Commiskey</dc:creator>
    <meta:editing-duration>P5DT6H48M56S</meta:editing-duration>
    <meta:editing-cycles>78</meta:editing-cycles>
    <meta:generator>OpenOffice/4.1.5$Win32 OpenOffice.org_project/415m1$Build-9789</meta:generator>
    <meta:document-statistic meta:table-count="9" meta:cell-count="2588" meta:object-count="0"/>
  </office:meta>
</office:document-meta>
</file>